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f981"/>
    </style:style>
    <style:style style:name="T1" style:family="text">
      <style:text-properties officeooo:rsid="0001f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- Grup Layout, Untuk Membuat Layout berdasarkan Vertikal dan Horizontal</text:span></text:p>
      <text:p text:style-name="P1"><text:span text:style-name="T1"><text:s text:c="3"/>- None Layout, Untuk Membuat Layout berdasarkan koordinat </text:span></text:p>
      <text:p text:style-name="P1"><text:span text:style-name="T1"><text:s text:c="3"/>- Card Layout, <text:s/>Untuk Membuat Layout bardasarkan pembagian panel – panel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2:47:36</meta:creation-date>
    <dc:date>2013-09-18T12:51:02</dc:date>
    <meta:editing-duration>P0D</meta:editing-duration>
    <meta:editing-cycles>1</meta:editing-cycles>
    <meta:document-statistic meta:table-count="0" meta:image-count="0" meta:object-count="0" meta:page-count="1" meta:paragraph-count="3" meta:word-count="29" meta:character-count="211" meta:non-whitespace-character-count="175"/>
    <meta:generator>LibreOffice/4.0.2.2$Linux_x86 LibreOffice_project/400m0$Build-2</meta:generator>
  </office:meta>
</office:document-meta>
</file>